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a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_130 Chit front.png</text:p>
          </table:table-cell>
          <table:table-cell office:value-type="float" office:value="20095" calcext:value-type="float">
            <text:p>20095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office:value-type="string" calcext:value-type="string">
            <text:p>1_130 CO back.png</text:p>
          </table:table-cell>
          <table:table-cell office:value-type="float" office:value="31772" calcext:value-type="float">
            <text:p>31772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office:value-type="string" calcext:value-type="string">
            <text:p>1_130 CO front.png</text:p>
          </table:table-cell>
          <table:table-cell office:value-type="float" office:value="31872" calcext:value-type="float">
            <text:p>31872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office:value-type="string" calcext:value-type="string">
            <text:p>1_130 E100 back.png</text:p>
          </table:table-cell>
          <table:table-cell office:value-type="float" office:value="28654" calcext:value-type="float">
            <text:p>28654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office:value-type="string" calcext:value-type="string">
            <text:p>1_130 E100 front.png</text:p>
          </table:table-cell>
          <table:table-cell office:value-type="float" office:value="28325" calcext:value-type="float">
            <text:p>28325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office:value-type="string" calcext:value-type="string">
            <text:p>1_130 Hummel back.png</text:p>
          </table:table-cell>
          <table:table-cell office:value-type="float" office:value="30244" calcext:value-type="float">
            <text:p>30244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office:value-type="string" calcext:value-type="string">
            <text:p>1_130 Hummel front.png</text:p>
          </table:table-cell>
          <table:table-cell office:value-type="float" office:value="30074" calcext:value-type="float">
            <text:p>30074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office:value-type="string" calcext:value-type="string">
            <text:p>1_130 KT back.png</text:p>
          </table:table-cell>
          <table:table-cell office:value-type="float" office:value="29492" calcext:value-type="float">
            <text:p>29492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office:value-type="string" calcext:value-type="string">
            <text:p>1_130 KT front.png</text:p>
          </table:table-cell>
          <table:table-cell office:value-type="float" office:value="29167" calcext:value-type="float">
            <text:p>29167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office:value-type="string" calcext:value-type="string">
            <text:p>1_130 Puma back.png</text:p>
          </table:table-cell>
          <table:table-cell office:value-type="float" office:value="30206" calcext:value-type="float">
            <text:p>30206</text:p>
          </table:table-cell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office:value-type="string" calcext:value-type="string">
            <text:p>1_130 Puma front.png</text:p>
          </table:table-cell>
          <table:table-cell office:value-type="float" office:value="29780" calcext:value-type="float">
            <text:p>29780</text:p>
          </table:table-cell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office:value-type="string" calcext:value-type="string">
            <text:p>1_7 SS 250 back.png</text:p>
          </table:table-cell>
          <table:table-cell office:value-type="float" office:value="33430" calcext:value-type="float">
            <text:p>33430</text:p>
          </table:table-cell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office:value-type="string" calcext:value-type="string">
            <text:p>1_7 SS 250 front.png</text:p>
          </table:table-cell>
          <table:table-cell office:value-type="float" office:value="33022" calcext:value-type="float">
            <text:p>33022</text:p>
          </table:table-cell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office:value-type="string" calcext:value-type="string">
            <text:p>1_7 SS Chit front.png</text:p>
          </table:table-cell>
          <table:table-cell office:value-type="float" office:value="20300" calcext:value-type="float">
            <text:p>20300</text:p>
          </table:table-cell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office:value-type="string" calcext:value-type="string">
            <text:p>1_7 SS CO back.png</text:p>
          </table:table-cell>
          <table:table-cell office:value-type="float" office:value="32057" calcext:value-type="float">
            <text:p>32057</text:p>
          </table:table-cell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office:value-type="string" calcext:value-type="string">
            <text:p>1_7 SS CO front.png</text:p>
          </table:table-cell>
          <table:table-cell office:value-type="float" office:value="31757" calcext:value-type="float">
            <text:p>31757</text:p>
          </table:table-cell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office:value-type="string" calcext:value-type="string">
            <text:p>1_7 SS VT back.png</text:p>
          </table:table-cell>
          <table:table-cell office:value-type="float" office:value="33992" calcext:value-type="float">
            <text:p>33992</text:p>
          </table:table-cell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office:value-type="string" calcext:value-type="string">
            <text:p>1_7 SS VT front.png</text:p>
          </table:table-cell>
          <table:table-cell office:value-type="float" office:value="34103" calcext:value-type="float">
            <text:p>34103</text:p>
          </table:table-cell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office:value-type="string" calcext:value-type="string">
            <text:p>1.png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office:value-type="string" calcext:value-type="string">
            <text:p>1st Ranger Chit front.png</text:p>
          </table:table-cell>
          <table:table-cell office:value-type="float" office:value="29314" calcext:value-type="float">
            <text:p>29314</text:p>
          </table:table-cell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office:value-type="string" calcext:value-type="string">
            <text:p>1st Ranger CO back.png</text:p>
          </table:table-cell>
          <table:table-cell office:value-type="float" office:value="41759" calcext:value-type="float">
            <text:p>41759</text:p>
          </table:table-cell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office:value-type="string" calcext:value-type="string">
            <text:p>1st Ranger CO front.png</text:p>
          </table:table-cell>
          <table:table-cell office:value-type="float" office:value="42071" calcext:value-type="float">
            <text:p>42071</text:p>
          </table:table-cell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office:value-type="string" calcext:value-type="string">
            <text:p>1st Ranger M113 back.png</text:p>
          </table:table-cell>
          <table:table-cell office:value-type="float" office:value="36254" calcext:value-type="float">
            <text:p>36254</text:p>
          </table:table-cell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office:value-type="string" calcext:value-type="string">
            <text:p>1st Ranger M113 front.png</text:p>
          </table:table-cell>
          <table:table-cell office:value-type="float" office:value="35994" calcext:value-type="float">
            <text:p>35994</text:p>
          </table:table-cell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office:value-type="string" calcext:value-type="string">
            <text:p>1st Ranger M60 back.png</text:p>
          </table:table-cell>
          <table:table-cell office:value-type="float" office:value="36252" calcext:value-type="float">
            <text:p>36252</text:p>
          </table:table-cell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office:value-type="string" calcext:value-type="string">
            <text:p>1st Ranger M60 front.png</text:p>
          </table:table-cell>
          <table:table-cell office:value-type="float" office:value="35638" calcext:value-type="float">
            <text:p>35638</text:p>
          </table:table-cell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office:value-type="string" calcext:value-type="string">
            <text:p>1st Ranger Ranger back.png</text:p>
          </table:table-cell>
          <table:table-cell office:value-type="float" office:value="41827" calcext:value-type="float">
            <text:p>41827</text:p>
          </table:table-cell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office:value-type="string" calcext:value-type="string">
            <text:p>1st Ranger Ranger front.png</text:p>
          </table:table-cell>
          <table:table-cell office:value-type="float" office:value="41773" calcext:value-type="float">
            <text:p>41773</text:p>
          </table:table-cell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office:value-type="string" calcext:value-type="string">
            <text:p>2_130 250 back.png</text:p>
          </table:table-cell>
          <table:table-cell office:value-type="float" office:value="31836" calcext:value-type="float">
            <text:p>31836</text:p>
          </table:table-cell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office:value-type="string" calcext:value-type="string">
            <text:p>2_130 250 front.png</text:p>
          </table:table-cell>
          <table:table-cell office:value-type="float" office:value="31604" calcext:value-type="float">
            <text:p>31604</text:p>
          </table:table-cell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office:value-type="string" calcext:value-type="string">
            <text:p>2_130 chit front.png</text:p>
          </table:table-cell>
          <table:table-cell office:value-type="float" office:value="20745" calcext:value-type="float">
            <text:p>20745</text:p>
          </table:table-cell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office:value-type="string" calcext:value-type="string">
            <text:p>2_130 CO back.png</text:p>
          </table:table-cell>
          <table:table-cell office:value-type="float" office:value="31742" calcext:value-type="float">
            <text:p>31742</text:p>
          </table:table-cell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office:value-type="string" calcext:value-type="string">
            <text:p>2_130 CO front.png</text:p>
          </table:table-cell>
          <table:table-cell office:value-type="float" office:value="31800" calcext:value-type="float">
            <text:p>31800</text:p>
          </table:table-cell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office:value-type="string" calcext:value-type="string">
            <text:p>2_130 E100 back.png</text:p>
          </table:table-cell>
          <table:table-cell office:value-type="float" office:value="29126" calcext:value-type="float">
            <text:p>29126</text:p>
          </table:table-cell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office:value-type="string" calcext:value-type="string">
            <text:p>2_130 E100 front.png</text:p>
          </table:table-cell>
          <table:table-cell office:value-type="float" office:value="28746" calcext:value-type="float">
            <text:p>28746</text:p>
          </table:table-cell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office:value-type="string" calcext:value-type="string">
            <text:p>2_130 Fall back.png</text:p>
          </table:table-cell>
          <table:table-cell office:value-type="float" office:value="36160" calcext:value-type="float">
            <text:p>36160</text:p>
          </table:table-cell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office:value-type="string" calcext:value-type="string">
            <text:p>2_130 Fall front.png</text:p>
          </table:table-cell>
          <table:table-cell office:value-type="float" office:value="36078" calcext:value-type="float">
            <text:p>36078</text:p>
          </table:table-cell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office:value-type="string" calcext:value-type="string">
            <text:p>2_130 JT back.png</text:p>
          </table:table-cell>
          <table:table-cell office:value-type="float" office:value="30417" calcext:value-type="float">
            <text:p>30417</text:p>
          </table:table-cell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office:value-type="string" calcext:value-type="string">
            <text:p>2_130 JT front.png</text:p>
          </table:table-cell>
          <table:table-cell office:value-type="float" office:value="29422" calcext:value-type="float">
            <text:p>29422</text:p>
          </table:table-cell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office:value-type="string" calcext:value-type="string">
            <text:p>2nd Ranger BRDM back.png</text:p>
          </table:table-cell>
          <table:table-cell office:value-type="float" office:value="35110" calcext:value-type="float">
            <text:p>35110</text:p>
          </table:table-cell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office:value-type="string" calcext:value-type="string">
            <text:p>2nd Ranger BRDM front.png</text:p>
          </table:table-cell>
          <table:table-cell office:value-type="float" office:value="34873" calcext:value-type="float">
            <text:p>34873</text:p>
          </table:table-cell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office:value-type="string" calcext:value-type="string">
            <text:p>2nd Ranger Chit front.png</text:p>
          </table:table-cell>
          <table:table-cell office:value-type="float" office:value="29426" calcext:value-type="float">
            <text:p>29426</text:p>
          </table:table-cell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office:value-type="string" calcext:value-type="string">
            <text:p>2nd Ranger CO back.png</text:p>
          </table:table-cell>
          <table:table-cell office:value-type="float" office:value="41556" calcext:value-type="float">
            <text:p>41556</text:p>
          </table:table-cell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office:value-type="string" calcext:value-type="string">
            <text:p>2nd Ranger CO front.png</text:p>
          </table:table-cell>
          <table:table-cell office:value-type="float" office:value="41879" calcext:value-type="float">
            <text:p>41879</text:p>
          </table:table-cell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office:value-type="string" calcext:value-type="string">
            <text:p>2nd Ranger M113 back.png</text:p>
          </table:table-cell>
          <table:table-cell office:value-type="float" office:value="35915" calcext:value-type="float">
            <text:p>35915</text:p>
          </table:table-cell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office:value-type="string" calcext:value-type="string">
            <text:p>2nd Ranger M113 front.png</text:p>
          </table:table-cell>
          <table:table-cell office:value-type="float" office:value="35465" calcext:value-type="float">
            <text:p>35465</text:p>
          </table:table-cell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office:value-type="string" calcext:value-type="string">
            <text:p>2nd Ranger M60 back.png</text:p>
          </table:table-cell>
          <table:table-cell office:value-type="float" office:value="35626" calcext:value-type="float">
            <text:p>35626</text:p>
          </table:table-cell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office:value-type="string" calcext:value-type="string">
            <text:p>2nd Ranger M60 front.png</text:p>
          </table:table-cell>
          <table:table-cell office:value-type="float" office:value="35328" calcext:value-type="float">
            <text:p>35328</text:p>
          </table:table-cell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office:value-type="string" calcext:value-type="string">
            <text:p>2nd Ranger Ranger back.png</text:p>
          </table:table-cell>
          <table:table-cell office:value-type="float" office:value="41556" calcext:value-type="float">
            <text:p>41556</text:p>
          </table:table-cell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office:value-type="string" calcext:value-type="string">
            <text:p>2nd Ranger Ranger front.png</text:p>
          </table:table-cell>
          <table:table-cell office:value-type="float" office:value="41583" calcext:value-type="float">
            <text:p>41583</text:p>
          </table:table-cell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office:value-type="string" calcext:value-type="string">
            <text:p>2.png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office:value-type="string" calcext:value-type="string">
            <text:p>3.png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office:value-type="string" calcext:value-type="string">
            <text:p>4.png</text:p>
          </table:table-cell>
          <table:table-cell office:value-type="float" office:value="2180" calcext:value-type="float">
            <text:p>2180</text:p>
          </table:table-cell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office:value-type="string" calcext:value-type="string">
            <text:p>4th G Chit front.png</text:p>
          </table:table-cell>
          <table:table-cell office:value-type="float" office:value="27976" calcext:value-type="float">
            <text:p>27976</text:p>
          </table:table-cell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office:value-type="string" calcext:value-type="string">
            <text:p>4th G CO back.png</text:p>
          </table:table-cell>
          <table:table-cell office:value-type="float" office:value="42029" calcext:value-type="float">
            <text:p>42029</text:p>
          </table:table-cell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office:value-type="string" calcext:value-type="string">
            <text:p>4th G CO front.png</text:p>
          </table:table-cell>
          <table:table-cell office:value-type="float" office:value="42305" calcext:value-type="float">
            <text:p>42305</text:p>
          </table:table-cell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office:value-type="string" calcext:value-type="string">
            <text:p>4th G T64 back.png</text:p>
          </table:table-cell>
          <table:table-cell office:value-type="float" office:value="36289" calcext:value-type="float">
            <text:p>36289</text:p>
          </table:table-cell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office:value-type="string" calcext:value-type="string">
            <text:p>4th G T64 front.png</text:p>
          </table:table-cell>
          <table:table-cell office:value-type="float" office:value="35885" calcext:value-type="float">
            <text:p>35885</text:p>
          </table:table-cell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office:value-type="string" calcext:value-type="string">
            <text:p>501SS Chit front.png</text:p>
          </table:table-cell>
          <table:table-cell office:value-type="float" office:value="20541" calcext:value-type="float">
            <text:p>20541</text:p>
          </table:table-cell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office:value-type="string" calcext:value-type="string">
            <text:p>501SS CO back.png</text:p>
          </table:table-cell>
          <table:table-cell office:value-type="float" office:value="31860" calcext:value-type="float">
            <text:p>31860</text:p>
          </table:table-cell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office:value-type="string" calcext:value-type="string">
            <text:p>501SS CO front.png</text:p>
          </table:table-cell>
          <table:table-cell office:value-type="float" office:value="32065" calcext:value-type="float">
            <text:p>32065</text:p>
          </table:table-cell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office:value-type="string" calcext:value-type="string">
            <text:p>501SS E100 back.png</text:p>
          </table:table-cell>
          <table:table-cell office:value-type="float" office:value="31116" calcext:value-type="float">
            <text:p>31116</text:p>
          </table:table-cell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office:value-type="string" calcext:value-type="string">
            <text:p>501SS E100 front.png</text:p>
          </table:table-cell>
          <table:table-cell office:value-type="float" office:value="30723" calcext:value-type="float">
            <text:p>30723</text:p>
          </table:table-cell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office:value-type="string" calcext:value-type="string">
            <text:p>502SS 250 back.png</text:p>
          </table:table-cell>
          <table:table-cell office:value-type="float" office:value="33740" calcext:value-type="float">
            <text:p>33740</text:p>
          </table:table-cell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office:value-type="string" calcext:value-type="string">
            <text:p>502SS 250 front.png</text:p>
          </table:table-cell>
          <table:table-cell office:value-type="float" office:value="33205" calcext:value-type="float">
            <text:p>33205</text:p>
          </table:table-cell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office:value-type="string" calcext:value-type="string">
            <text:p>502SS Chit front.png</text:p>
          </table:table-cell>
          <table:table-cell office:value-type="float" office:value="21167" calcext:value-type="float">
            <text:p>21167</text:p>
          </table:table-cell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office:value-type="string" calcext:value-type="string">
            <text:p>502SS CO back.png</text:p>
          </table:table-cell>
          <table:table-cell office:value-type="float" office:value="31727" calcext:value-type="float">
            <text:p>31727</text:p>
          </table:table-cell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office:value-type="string" calcext:value-type="string">
            <text:p>502SS CO front.png</text:p>
          </table:table-cell>
          <table:table-cell office:value-type="float" office:value="31758" calcext:value-type="float">
            <text:p>31758</text:p>
          </table:table-cell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office:value-type="string" calcext:value-type="string">
            <text:p>502SS E100 back.png</text:p>
          </table:table-cell>
          <table:table-cell office:value-type="float" office:value="31207" calcext:value-type="float">
            <text:p>31207</text:p>
          </table:table-cell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office:value-type="string" calcext:value-type="string">
            <text:p>502SS E100 front.png</text:p>
          </table:table-cell>
          <table:table-cell office:value-type="float" office:value="30727" calcext:value-type="float">
            <text:p>30727</text:p>
          </table:table-cell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office:value-type="string" calcext:value-type="string">
            <text:p>502SS JT back.png</text:p>
          </table:table-cell>
          <table:table-cell office:value-type="float" office:value="32198" calcext:value-type="float">
            <text:p>32198</text:p>
          </table:table-cell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office:value-type="string" calcext:value-type="string">
            <text:p>502SS JT front.png</text:p>
          </table:table-cell>
          <table:table-cell office:value-type="float" office:value="31419" calcext:value-type="float">
            <text:p>31419</text:p>
          </table:table-cell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office:value-type="string" calcext:value-type="string">
            <text:p>502SS VT back.png</text:p>
          </table:table-cell>
          <table:table-cell office:value-type="float" office:value="33942" calcext:value-type="float">
            <text:p>33942</text:p>
          </table:table-cell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office:value-type="string" calcext:value-type="string">
            <text:p>502SS VT front.png</text:p>
          </table:table-cell>
          <table:table-cell office:value-type="float" office:value="33682" calcext:value-type="float">
            <text:p>33682</text:p>
          </table:table-cell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office:value-type="string" calcext:value-type="string">
            <text:p>58th Chit front.png</text:p>
          </table:table-cell>
          <table:table-cell office:value-type="float" office:value="29023" calcext:value-type="float">
            <text:p>29023</text:p>
          </table:table-cell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office:value-type="string" calcext:value-type="string">
            <text:p>58th CO back.png</text:p>
          </table:table-cell>
          <table:table-cell office:value-type="float" office:value="42208" calcext:value-type="float">
            <text:p>42208</text:p>
          </table:table-cell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office:value-type="string" calcext:value-type="string">
            <text:p>58th CO front.png</text:p>
          </table:table-cell>
          <table:table-cell office:value-type="float" office:value="42937" calcext:value-type="float">
            <text:p>42937</text:p>
          </table:table-cell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office:value-type="string" calcext:value-type="string">
            <text:p>58th M113 back.png</text:p>
          </table:table-cell>
          <table:table-cell office:value-type="float" office:value="37410" calcext:value-type="float">
            <text:p>37410</text:p>
          </table:table-cell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office:value-type="string" calcext:value-type="string">
            <text:p>58th M113 front.png</text:p>
          </table:table-cell>
          <table:table-cell office:value-type="float" office:value="37046" calcext:value-type="float">
            <text:p>37046</text:p>
          </table:table-cell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office:value-type="string" calcext:value-type="string">
            <text:p>58th Rangers back.png</text:p>
          </table:table-cell>
          <table:table-cell office:value-type="float" office:value="42629" calcext:value-type="float">
            <text:p>42629</text:p>
          </table:table-cell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office:value-type="string" calcext:value-type="string">
            <text:p>58th Rangers front.png</text:p>
          </table:table-cell>
          <table:table-cell office:value-type="float" office:value="42405" calcext:value-type="float">
            <text:p>42405</text:p>
          </table:table-cell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office:value-type="string" calcext:value-type="string">
            <text:p>58th Spetsnaz back.png</text:p>
          </table:table-cell>
          <table:table-cell office:value-type="float" office:value="41974" calcext:value-type="float">
            <text:p>41974</text:p>
          </table:table-cell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office:value-type="string" calcext:value-type="string">
            <text:p>58th Spetsnaz front.png</text:p>
          </table:table-cell>
          <table:table-cell office:value-type="float" office:value="41699" calcext:value-type="float">
            <text:p>41699</text:p>
          </table:table-cell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office:value-type="string" calcext:value-type="string">
            <text:p>58th T62 back.png</text:p>
          </table:table-cell>
          <table:table-cell office:value-type="float" office:value="36893" calcext:value-type="float">
            <text:p>36893</text:p>
          </table:table-cell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office:value-type="string" calcext:value-type="string">
            <text:p>58th T62 front.png</text:p>
          </table:table-cell>
          <table:table-cell office:value-type="float" office:value="36357" calcext:value-type="float">
            <text:p>36357</text:p>
          </table:table-cell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office:value-type="string" calcext:value-type="string">
            <text:p>5.png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office:value-type="string" calcext:value-type="string">
            <text:p>6.png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office:value-type="string" calcext:value-type="string">
            <text:p>9K32 front.png</text:p>
          </table:table-cell>
          <table:table-cell office:value-type="float" office:value="30007" calcext:value-type="float">
            <text:p>30007</text:p>
          </table:table-cell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office:value-type="string" calcext:value-type="string">
            <text:p>A6 front.png</text:p>
          </table:table-cell>
          <table:table-cell office:value-type="float" office:value="29925" calcext:value-type="float">
            <text:p>29925</text:p>
          </table:table-cell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office:value-type="string" calcext:value-type="string">
            <text:p>Advance.png</text:p>
          </table:table-cell>
          <table:table-cell office:value-type="float" office:value="27227" calcext:value-type="float">
            <text:p>27227</text:p>
          </table:table-cell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office:value-type="string" calcext:value-type="string">
            <text:p>armies-icon.png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office:value-type="string" calcext:value-type="string">
            <text:p>Army_Menu.png</text:p>
          </table:table-cell>
          <table:table-cell office:value-type="float" office:value="2423" calcext:value-type="float">
            <text:p>2423</text:p>
          </table:table-cell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office:value-type="string" calcext:value-type="string">
            <text:p>assault-icon.png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office:value-type="string" calcext:value-type="string">
            <text:p>assault.png</text:p>
          </table:table-cell>
          <table:table-cell office:value-type="float" office:value="852208" calcext:value-type="float">
            <text:p>852208</text:p>
          </table:table-cell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office:value-type="string" calcext:value-type="string">
            <text:p>Barrage 3.png</text:p>
          </table:table-cell>
          <table:table-cell office:value-type="float" office:value="38117" calcext:value-type="float">
            <text:p>38117</text:p>
          </table:table-cell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office:value-type="string" calcext:value-type="string">
            <text:p>Bio 1.png</text:p>
          </table:table-cell>
          <table:table-cell office:value-type="float" office:value="36840" calcext:value-type="float">
            <text:p>36840</text:p>
          </table:table-cell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office:value-type="string" calcext:value-type="string">
            <text:p>Black control.png</text:p>
          </table:table-cell>
          <table:table-cell office:value-type="float" office:value="20251" calcext:value-type="float">
            <text:p>20251</text:p>
          </table:table-cell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office:value-type="string" calcext:value-type="string">
            <text:p>Black Hand Chit front.png</text:p>
          </table:table-cell>
          <table:table-cell office:value-type="float" office:value="25583" calcext:value-type="float">
            <text:p>25583</text:p>
          </table:table-cell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office:value-type="string" calcext:value-type="string">
            <text:p>Blighter back.png</text:p>
          </table:table-cell>
          <table:table-cell office:value-type="float" office:value="33964" calcext:value-type="float">
            <text:p>33964</text:p>
          </table:table-cell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office:value-type="string" calcext:value-type="string">
            <text:p>Blighter front.png</text:p>
          </table:table-cell>
          <table:table-cell office:value-type="float" office:value="33654" calcext:value-type="float">
            <text:p>33654</text:p>
          </table:table-cell>
        </table:table-row>
        <table:table-row table:style-name="ro1">
          <table:table-cell table:formula="of:=[.A100]+1" office:value-type="float" office:value="101" calcext:value-type="float">
            <text:p>101</text:p>
          </table:table-cell>
          <table:table-cell office:value-type="string" calcext:value-type="string">
            <text:p>blue control.png</text:p>
          </table:table-cell>
          <table:table-cell office:value-type="float" office:value="22117" calcext:value-type="float">
            <text:p>22117</text:p>
          </table:table-cell>
        </table:table-row>
        <table:table-row table:style-name="ro1">
          <table:table-cell table:formula="of:=[.A101]+1" office:value-type="float" office:value="102" calcext:value-type="float">
            <text:p>102</text:p>
          </table:table-cell>
          <table:table-cell office:value-type="string" calcext:value-type="string">
            <text:p>BRDM back.png</text:p>
          </table:table-cell>
          <table:table-cell office:value-type="float" office:value="30789" calcext:value-type="float">
            <text:p>30789</text:p>
          </table:table-cell>
        </table:table-row>
        <table:table-row table:style-name="ro1">
          <table:table-cell table:formula="of:=[.A102]+1" office:value-type="float" office:value="103" calcext:value-type="float">
            <text:p>103</text:p>
          </table:table-cell>
          <table:table-cell office:value-type="string" calcext:value-type="string">
            <text:p>BRDM front.png</text:p>
          </table:table-cell>
          <table:table-cell office:value-type="float" office:value="30486" calcext:value-type="float">
            <text:p>30486</text:p>
          </table:table-cell>
        </table:table-row>
        <table:table-row table:style-name="ro1">
          <table:table-cell table:formula="of:=[.A103]+1" office:value-type="float" office:value="104" calcext:value-type="float">
            <text:p>104</text:p>
          </table:table-cell>
          <table:table-cell office:value-type="string" calcext:value-type="string">
            <text:p>Chemical 3.png</text:p>
          </table:table-cell>
          <table:table-cell office:value-type="float" office:value="37204" calcext:value-type="float">
            <text:p>37204</text:p>
          </table:table-cell>
        </table:table-row>
        <table:table-row table:style-name="ro1">
          <table:table-cell table:formula="of:=[.A104]+1" office:value-type="float" office:value="105" calcext:value-type="float">
            <text:p>105</text:p>
          </table:table-cell>
          <table:table-cell office:value-type="string" calcext:value-type="string">
            <text:p>Chemical.png</text:p>
          </table:table-cell>
          <table:table-cell office:value-type="float" office:value="29990" calcext:value-type="float">
            <text:p>29990</text:p>
          </table:table-cell>
        </table:table-row>
        <table:table-row table:style-name="ro1">
          <table:table-cell table:formula="of:=[.A105]+1" office:value-type="float" office:value="106" calcext:value-type="float">
            <text:p>106</text:p>
          </table:table-cell>
          <table:table-cell office:value-type="string" calcext:value-type="string">
            <text:p>Chit Back.png</text:p>
          </table:table-cell>
          <table:table-cell office:value-type="float" office:value="42652" calcext:value-type="float">
            <text:p>42652</text:p>
          </table:table-cell>
        </table:table-row>
        <table:table-row table:style-name="ro1">
          <table:table-cell table:formula="of:=[.A106]+1" office:value-type="float" office:value="107" calcext:value-type="float">
            <text:p>107</text:p>
          </table:table-cell>
          <table:table-cell office:value-type="string" calcext:value-type="string">
            <text:p>Combat-icon.png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table:formula="of:=[.A107]+1" office:value-type="float" office:value="108" calcext:value-type="float">
            <text:p>108</text:p>
          </table:table-cell>
          <table:table-cell office:value-type="string" calcext:value-type="string">
            <text:p>Combat.jpg</text:p>
          </table:table-cell>
          <table:table-cell office:value-type="float" office:value="114562" calcext:value-type="float">
            <text:p>114562</text:p>
          </table:table-cell>
        </table:table-row>
        <table:table-row table:style-name="ro1">
          <table:table-cell table:formula="of:=[.A108]+1" office:value-type="float" office:value="109" calcext:value-type="float">
            <text:p>109</text:p>
          </table:table-cell>
          <table:table-cell office:value-type="string" calcext:value-type="string">
            <text:p>Cowboys Chit front.png</text:p>
          </table:table-cell>
          <table:table-cell office:value-type="float" office:value="27358" calcext:value-type="float">
            <text:p>27358</text:p>
          </table:table-cell>
        </table:table-row>
        <table:table-row table:style-name="ro1">
          <table:table-cell table:formula="of:=[.A109]+1" office:value-type="float" office:value="110" calcext:value-type="float">
            <text:p>110</text:p>
          </table:table-cell>
          <table:table-cell office:value-type="string" calcext:value-type="string">
            <text:p>Cowboys Huey back.png</text:p>
          </table:table-cell>
          <table:table-cell office:value-type="float" office:value="35115" calcext:value-type="float">
            <text:p>35115</text:p>
          </table:table-cell>
        </table:table-row>
        <table:table-row table:style-name="ro1">
          <table:table-cell table:formula="of:=[.A110]+1" office:value-type="float" office:value="111" calcext:value-type="float">
            <text:p>111</text:p>
          </table:table-cell>
          <table:table-cell office:value-type="string" calcext:value-type="string">
            <text:p>Cowboys Huey front.png</text:p>
          </table:table-cell>
          <table:table-cell office:value-type="float" office:value="34995" calcext:value-type="float">
            <text:p>34995</text:p>
          </table:table-cell>
        </table:table-row>
        <table:table-row table:style-name="ro1">
          <table:table-cell table:formula="of:=[.A111]+1" office:value-type="float" office:value="112" calcext:value-type="float">
            <text:p>112</text:p>
          </table:table-cell>
          <table:table-cell office:value-type="string" calcext:value-type="string">
            <text:p>cup-icon.png</text:p>
          </table:table-cell>
          <table:table-cell office:value-type="float" office:value="4351" calcext:value-type="float">
            <text:p>4351</text:p>
          </table:table-cell>
        </table:table-row>
        <table:table-row table:style-name="ro1">
          <table:table-cell table:formula="of:=[.A112]+1" office:value-type="float" office:value="113" calcext:value-type="float">
            <text:p>113</text:p>
          </table:table-cell>
          <table:table-cell office:value-type="string" calcext:value-type="string">
            <text:p>cup.jpg</text:p>
          </table:table-cell>
          <table:table-cell office:value-type="float" office:value="33355" calcext:value-type="float">
            <text:p>33355</text:p>
          </table:table-cell>
        </table:table-row>
        <table:table-row table:style-name="ro1">
          <table:table-cell table:formula="of:=[.A113]+1" office:value-type="float" office:value="114" calcext:value-type="float">
            <text:p>114</text:p>
          </table:table-cell>
          <table:table-cell office:value-type="string" calcext:value-type="string">
            <text:p>Derek Castle.png</text:p>
          </table:table-cell>
          <table:table-cell office:value-type="float" office:value="32571" calcext:value-type="float">
            <text:p>32571</text:p>
          </table:table-cell>
        </table:table-row>
        <table:table-row table:style-name="ro1">
          <table:table-cell table:formula="of:=[.A114]+1" office:value-type="float" office:value="115" calcext:value-type="float">
            <text:p>115</text:p>
          </table:table-cell>
          <table:table-cell office:value-type="string" calcext:value-type="string">
            <text:p>Diskord front.png</text:p>
          </table:table-cell>
          <table:table-cell office:value-type="float" office:value="31254" calcext:value-type="float">
            <text:p>31254</text:p>
          </table:table-cell>
        </table:table-row>
        <table:table-row table:style-name="ro1">
          <table:table-cell table:formula="of:=[.A115]+1" office:value-type="float" office:value="116" calcext:value-type="float">
            <text:p>116</text:p>
          </table:table-cell>
          <table:table-cell office:value-type="string" calcext:value-type="string">
            <text:p>Event-icon.png</text:p>
          </table:table-cell>
          <table:table-cell office:value-type="float" office:value="4973" calcext:value-type="float">
            <text:p>4973</text:p>
          </table:table-cell>
        </table:table-row>
        <table:table-row table:style-name="ro1">
          <table:table-cell table:formula="of:=[.A116]+1" office:value-type="float" office:value="117" calcext:value-type="float">
            <text:p>117</text:p>
          </table:table-cell>
          <table:table-cell office:value-type="string" calcext:value-type="string">
            <text:p>Event.png</text:p>
          </table:table-cell>
          <table:table-cell office:value-type="float" office:value="28194" calcext:value-type="float">
            <text:p>28194</text:p>
          </table:table-cell>
        </table:table-row>
        <table:table-row table:style-name="ro1">
          <table:table-cell table:formula="of:=[.A117]+1" office:value-type="float" office:value="118" calcext:value-type="float">
            <text:p>118</text:p>
          </table:table-cell>
          <table:table-cell office:value-type="string" calcext:value-type="string">
            <text:p>Finished-icon2.png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table:formula="of:=[.A118]+1" office:value-type="float" office:value="119" calcext:value-type="float">
            <text:p>119</text:p>
          </table:table-cell>
          <table:table-cell office:value-type="string" calcext:value-type="string">
            <text:p>Finished.png</text:p>
          </table:table-cell>
          <table:table-cell office:value-type="float" office:value="28832" calcext:value-type="float">
            <text:p>28832</text:p>
          </table:table-cell>
        </table:table-row>
        <table:table-row table:style-name="ro1">
          <table:table-cell table:formula="of:=[.A119]+1" office:value-type="float" office:value="120" calcext:value-type="float">
            <text:p>120</text:p>
          </table:table-cell>
          <table:table-cell office:value-type="string" calcext:value-type="string">
            <text:p>fire-icon.png</text:p>
          </table:table-cell>
          <table:table-cell office:value-type="float" office:value="5121" calcext:value-type="float">
            <text:p>5121</text:p>
          </table:table-cell>
        </table:table-row>
        <table:table-row table:style-name="ro1">
          <table:table-cell table:formula="of:=[.A120]+1" office:value-type="float" office:value="121" calcext:value-type="float">
            <text:p>121</text:p>
          </table:table-cell>
          <table:table-cell office:value-type="string" calcext:value-type="string">
            <text:p>fire.png</text:p>
          </table:table-cell>
          <table:table-cell office:value-type="float" office:value="793971" calcext:value-type="float">
            <text:p>793971</text:p>
          </table:table-cell>
        </table:table-row>
        <table:table-row table:style-name="ro1">
          <table:table-cell table:formula="of:=[.A121]+1" office:value-type="float" office:value="122" calcext:value-type="float">
            <text:p>122</text:p>
          </table:table-cell>
          <table:table-cell office:value-type="string" calcext:value-type="string">
            <text:p>forward-button.png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table:formula="of:=[.A122]+1" office:value-type="float" office:value="123" calcext:value-type="float">
            <text:p>123</text:p>
          </table:table-cell>
          <table:table-cell office:value-type="string" calcext:value-type="string">
            <text:p>globe-dark-icon.png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table:formula="of:=[.A123]+1" office:value-type="float" office:value="124" calcext:value-type="float">
            <text:p>124</text:p>
          </table:table-cell>
          <table:table-cell office:value-type="string" calcext:value-type="string">
            <text:p>globe-icon.png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table:formula="of:=[.A124]+1" office:value-type="float" office:value="125" calcext:value-type="float">
            <text:p>125</text:p>
          </table:table-cell>
          <table:table-cell office:value-type="string" calcext:value-type="string">
            <text:p>High Morale.png</text:p>
          </table:table-cell>
          <table:table-cell office:value-type="float" office:value="28643" calcext:value-type="float">
            <text:p>28643</text:p>
          </table:table-cell>
        </table:table-row>
        <table:table-row table:style-name="ro1">
          <table:table-cell table:formula="of:=[.A125]+1" office:value-type="float" office:value="126" calcext:value-type="float">
            <text:p>126</text:p>
          </table:table-cell>
          <table:table-cell office:value-type="string" calcext:value-type="string">
            <text:p>Hummel back.png</text:p>
          </table:table-cell>
          <table:table-cell office:value-type="float" office:value="27635" calcext:value-type="float">
            <text:p>27635</text:p>
          </table:table-cell>
        </table:table-row>
        <table:table-row table:style-name="ro1">
          <table:table-cell table:formula="of:=[.A126]+1" office:value-type="float" office:value="127" calcext:value-type="float">
            <text:p>127</text:p>
          </table:table-cell>
          <table:table-cell office:value-type="string" calcext:value-type="string">
            <text:p>Hummel front.png</text:p>
          </table:table-cell>
          <table:table-cell office:value-type="float" office:value="27319" calcext:value-type="float">
            <text:p>27319</text:p>
          </table:table-cell>
        </table:table-row>
        <table:table-row table:style-name="ro1">
          <table:table-cell table:formula="of:=[.A127]+1" office:value-type="float" office:value="128" calcext:value-type="float">
            <text:p>128</text:p>
          </table:table-cell>
          <table:table-cell office:value-type="string" calcext:value-type="string">
            <text:p>los-icon.png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table:formula="of:=[.A128]+1" office:value-type="float" office:value="129" calcext:value-type="float">
            <text:p>129</text:p>
          </table:table-cell>
          <table:table-cell office:value-type="string" calcext:value-type="string">
            <text:p>Luftf front.png</text:p>
          </table:table-cell>
          <table:table-cell office:value-type="float" office:value="26234" calcext:value-type="float">
            <text:p>26234</text:p>
          </table:table-cell>
        </table:table-row>
        <table:table-row table:style-name="ro1">
          <table:table-cell table:formula="of:=[.A129]+1" office:value-type="float" office:value="130" calcext:value-type="float">
            <text:p>130</text:p>
          </table:table-cell>
          <table:table-cell office:value-type="string" calcext:value-type="string">
            <text:p>M109 back.png</text:p>
          </table:table-cell>
          <table:table-cell office:value-type="float" office:value="32728" calcext:value-type="float">
            <text:p>32728</text:p>
          </table:table-cell>
        </table:table-row>
        <table:table-row table:style-name="ro1">
          <table:table-cell table:formula="of:=[.A130]+1" office:value-type="float" office:value="131" calcext:value-type="float">
            <text:p>131</text:p>
          </table:table-cell>
          <table:table-cell office:value-type="string" calcext:value-type="string">
            <text:p>M109 front.png</text:p>
          </table:table-cell>
          <table:table-cell office:value-type="float" office:value="32144" calcext:value-type="float">
            <text:p>32144</text:p>
          </table:table-cell>
        </table:table-row>
        <table:table-row table:style-name="ro1">
          <table:table-cell table:formula="of:=[.A131]+1" office:value-type="float" office:value="132" calcext:value-type="float">
            <text:p>132</text:p>
          </table:table-cell>
          <table:table-cell office:value-type="string" calcext:value-type="string">
            <text:p>M-60 front.png</text:p>
          </table:table-cell>
          <table:table-cell office:value-type="float" office:value="29212" calcext:value-type="float">
            <text:p>29212</text:p>
          </table:table-cell>
        </table:table-row>
        <table:table-row table:style-name="ro1">
          <table:table-cell table:formula="of:=[.A132]+1" office:value-type="float" office:value="133" calcext:value-type="float">
            <text:p>133</text:p>
          </table:table-cell>
          <table:table-cell office:value-type="string" calcext:value-type="string">
            <text:p>M72Law front.png</text:p>
          </table:table-cell>
          <table:table-cell office:value-type="float" office:value="28369" calcext:value-type="float">
            <text:p>28369</text:p>
          </table:table-cell>
        </table:table-row>
        <table:table-row table:style-name="ro1">
          <table:table-cell table:formula="of:=[.A133]+1" office:value-type="float" office:value="134" calcext:value-type="float">
            <text:p>134</text:p>
          </table:table-cell>
          <table:table-cell office:value-type="string" calcext:value-type="string">
            <text:p>magnify-minus.png</text:p>
          </table:table-cell>
          <table:table-cell office:value-type="float" office:value="3441" calcext:value-type="float">
            <text:p>3441</text:p>
          </table:table-cell>
        </table:table-row>
        <table:table-row table:style-name="ro1">
          <table:table-cell table:formula="of:=[.A134]+1" office:value-type="float" office:value="135" calcext:value-type="float">
            <text:p>135</text:p>
          </table:table-cell>
          <table:table-cell office:value-type="string" calcext:value-type="string">
            <text:p>magnify-plus.png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table:formula="of:=[.A135]+1" office:value-type="float" office:value="136" calcext:value-type="float">
            <text:p>136</text:p>
          </table:table-cell>
          <table:table-cell office:value-type="string" calcext:value-type="string">
            <text:p>magnify-size.png</text:p>
          </table:table-cell>
          <table:table-cell office:value-type="float" office:value="3384" calcext:value-type="float">
            <text:p>3384</text:p>
          </table:table-cell>
        </table:table-row>
        <table:table-row table:style-name="ro1">
          <table:table-cell table:formula="of:=[.A136]+1" office:value-type="float" office:value="137" calcext:value-type="float">
            <text:p>137</text:p>
          </table:table-cell>
          <table:table-cell office:value-type="string" calcext:value-type="string">
            <text:p>Map.jpg</text:p>
          </table:table-cell>
          <table:table-cell office:value-type="float" office:value="5595082" calcext:value-type="float">
            <text:p>5595082</text:p>
          </table:table-cell>
        </table:table-row>
        <table:table-row table:style-name="ro1">
          <table:table-cell table:formula="of:=[.A137]+1" office:value-type="float" office:value="138" calcext:value-type="float">
            <text:p>138</text:p>
          </table:table-cell>
          <table:table-cell office:value-type="string" calcext:value-type="string">
            <text:p>Map-mini-icon.png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table:formula="of:=[.A138]+1" office:value-type="float" office:value="139" calcext:value-type="float">
            <text:p>139</text:p>
          </table:table-cell>
          <table:table-cell office:value-type="string" calcext:value-type="string">
            <text:p>Megrim back.png</text:p>
          </table:table-cell>
          <table:table-cell office:value-type="float" office:value="34252" calcext:value-type="float">
            <text:p>34252</text:p>
          </table:table-cell>
        </table:table-row>
        <table:table-row table:style-name="ro1">
          <table:table-cell table:formula="of:=[.A139]+1" office:value-type="float" office:value="140" calcext:value-type="float">
            <text:p>140</text:p>
          </table:table-cell>
          <table:table-cell office:value-type="string" calcext:value-type="string">
            <text:p>Megrim front.png</text:p>
          </table:table-cell>
          <table:table-cell office:value-type="float" office:value="33328" calcext:value-type="float">
            <text:p>33328</text:p>
          </table:table-cell>
        </table:table-row>
        <table:table-row table:style-name="ro1">
          <table:table-cell table:formula="of:=[.A140]+1" office:value-type="float" office:value="141" calcext:value-type="float">
            <text:p>141</text:p>
          </table:table-cell>
          <table:table-cell office:value-type="string" calcext:value-type="string">
            <text:p>MG42 front.png</text:p>
          </table:table-cell>
          <table:table-cell office:value-type="float" office:value="25099" calcext:value-type="float">
            <text:p>25099</text:p>
          </table:table-cell>
        </table:table-row>
        <table:table-row table:style-name="ro1">
          <table:table-cell table:formula="of:=[.A141]+1" office:value-type="float" office:value="142" calcext:value-type="float">
            <text:p>142</text:p>
          </table:table-cell>
          <table:table-cell office:value-type="string" calcext:value-type="string">
            <text:p>Mines.png</text:p>
          </table:table-cell>
          <table:table-cell office:value-type="float" office:value="34489" calcext:value-type="float">
            <text:p>34489</text:p>
          </table:table-cell>
        </table:table-row>
        <table:table-row table:style-name="ro1">
          <table:table-cell table:formula="of:=[.A142]+1" office:value-type="float" office:value="143" calcext:value-type="float">
            <text:p>143</text:p>
          </table:table-cell>
          <table:table-cell office:value-type="string" calcext:value-type="string">
            <text:p>mini-map-icon.png</text:p>
          </table:table-cell>
          <table:table-cell office:value-type="float" office:value="4655" calcext:value-type="float">
            <text:p>4655</text:p>
          </table:table-cell>
        </table:table-row>
        <table:table-row table:style-name="ro1">
          <table:table-cell table:formula="of:=[.A143]+1" office:value-type="float" office:value="144" calcext:value-type="float">
            <text:p>144</text:p>
          </table:table-cell>
          <table:table-cell office:value-type="string" calcext:value-type="string">
            <text:p>moved-icon.png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table:formula="of:=[.A144]+1" office:value-type="float" office:value="145" calcext:value-type="float">
            <text:p>145</text:p>
          </table:table-cell>
          <table:table-cell office:value-type="string" calcext:value-type="string">
            <text:p>Moved.png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table:formula="of:=[.A145]+1" office:value-type="float" office:value="146" calcext:value-type="float">
            <text:p>146</text:p>
          </table:table-cell>
          <table:table-cell office:value-type="string" calcext:value-type="string">
            <text:p>Nuclear 6.png</text:p>
          </table:table-cell>
          <table:table-cell office:value-type="float" office:value="36596" calcext:value-type="float">
            <text:p>36596</text:p>
          </table:table-cell>
        </table:table-row>
        <table:table-row table:style-name="ro1">
          <table:table-cell table:formula="of:=[.A146]+1" office:value-type="float" office:value="147" calcext:value-type="float">
            <text:p>147</text:p>
          </table:table-cell>
          <table:table-cell office:value-type="string" calcext:value-type="string">
            <text:p>Objective.png</text:p>
          </table:table-cell>
          <table:table-cell office:value-type="float" office:value="24082" calcext:value-type="float">
            <text:p>24082</text:p>
          </table:table-cell>
        </table:table-row>
        <table:table-row table:style-name="ro1">
          <table:table-cell table:formula="of:=[.A147]+1" office:value-type="float" office:value="148" calcext:value-type="float">
            <text:p>148</text:p>
          </table:table-cell>
          <table:table-cell office:value-type="string" calcext:value-type="string">
            <text:p>OOC-icon.png</text:p>
          </table:table-cell>
          <table:table-cell office:value-type="float" office:value="5067" calcext:value-type="float">
            <text:p>5067</text:p>
          </table:table-cell>
        </table:table-row>
        <table:table-row table:style-name="ro1">
          <table:table-cell table:formula="of:=[.A148]+1" office:value-type="float" office:value="149" calcext:value-type="float">
            <text:p>149</text:p>
          </table:table-cell>
          <table:table-cell office:value-type="string" calcext:value-type="string">
            <text:p>OOC.png</text:p>
          </table:table-cell>
          <table:table-cell office:value-type="float" office:value="31589" calcext:value-type="float">
            <text:p>31589</text:p>
          </table:table-cell>
        </table:table-row>
        <table:table-row table:style-name="ro1">
          <table:table-cell table:formula="of:=[.A149]+1" office:value-type="float" office:value="150" calcext:value-type="float">
            <text:p>150</text:p>
          </table:table-cell>
          <table:table-cell office:value-type="string" calcext:value-type="string">
            <text:p>Ostwind back.png</text:p>
          </table:table-cell>
          <table:table-cell office:value-type="float" office:value="26714" calcext:value-type="float">
            <text:p>26714</text:p>
          </table:table-cell>
        </table:table-row>
        <table:table-row table:style-name="ro1">
          <table:table-cell table:formula="of:=[.A150]+1" office:value-type="float" office:value="151" calcext:value-type="float">
            <text:p>151</text:p>
          </table:table-cell>
          <table:table-cell office:value-type="string" calcext:value-type="string">
            <text:p>Ostwind front.png</text:p>
          </table:table-cell>
          <table:table-cell office:value-type="float" office:value="27144" calcext:value-type="float">
            <text:p>27144</text:p>
          </table:table-cell>
        </table:table-row>
        <table:table-row table:style-name="ro1">
          <table:table-cell table:formula="of:=[.A151]+1" office:value-type="float" office:value="152" calcext:value-type="float">
            <text:p>152</text:p>
          </table:table-cell>
          <table:table-cell office:value-type="string" calcext:value-type="string">
            <text:p>Pest back.png</text:p>
          </table:table-cell>
          <table:table-cell office:value-type="float" office:value="33788" calcext:value-type="float">
            <text:p>33788</text:p>
          </table:table-cell>
        </table:table-row>
        <table:table-row table:style-name="ro1">
          <table:table-cell table:formula="of:=[.A152]+1" office:value-type="float" office:value="153" calcext:value-type="float">
            <text:p>153</text:p>
          </table:table-cell>
          <table:table-cell office:value-type="string" calcext:value-type="string">
            <text:p>Pest front.png</text:p>
          </table:table-cell>
          <table:table-cell office:value-type="float" office:value="32875" calcext:value-type="float">
            <text:p>32875</text:p>
          </table:table-cell>
        </table:table-row>
        <table:table-row table:style-name="ro1">
          <table:table-cell table:formula="of:=[.A153]+1" office:value-type="float" office:value="154" calcext:value-type="float">
            <text:p>154</text:p>
          </table:table-cell>
          <table:table-cell office:value-type="string" calcext:value-type="string">
            <text:p>PFT3 front.png</text:p>
          </table:table-cell>
          <table:table-cell office:value-type="float" office:value="25567" calcext:value-type="float">
            <text:p>25567</text:p>
          </table:table-cell>
        </table:table-row>
        <table:table-row table:style-name="ro1">
          <table:table-cell table:formula="of:=[.A154]+1" office:value-type="float" office:value="155" calcext:value-type="float">
            <text:p>155</text:p>
          </table:table-cell>
          <table:table-cell office:value-type="string" calcext:value-type="string">
            <text:p>Puma back.png</text:p>
          </table:table-cell>
          <table:table-cell office:value-type="float" office:value="27706" calcext:value-type="float">
            <text:p>27706</text:p>
          </table:table-cell>
        </table:table-row>
        <table:table-row table:style-name="ro1">
          <table:table-cell table:formula="of:=[.A155]+1" office:value-type="float" office:value="156" calcext:value-type="float">
            <text:p>156</text:p>
          </table:table-cell>
          <table:table-cell office:value-type="string" calcext:value-type="string">
            <text:p>Puma front.png</text:p>
          </table:table-cell>
          <table:table-cell office:value-type="float" office:value="26979" calcext:value-type="float">
            <text:p>26979</text:p>
          </table:table-cell>
        </table:table-row>
        <table:table-row table:style-name="ro1">
          <table:table-cell table:formula="of:=[.A156]+1" office:value-type="float" office:value="157" calcext:value-type="float">
            <text:p>157</text:p>
          </table:table-cell>
          <table:table-cell office:value-type="string" calcext:value-type="string">
            <text:p>Rad.png</text:p>
          </table:table-cell>
          <table:table-cell office:value-type="float" office:value="26516" calcext:value-type="float">
            <text:p>26516</text:p>
          </table:table-cell>
        </table:table-row>
        <table:table-row table:style-name="ro1">
          <table:table-cell table:formula="of:=[.A157]+1" office:value-type="float" office:value="158" calcext:value-type="float">
            <text:p>158</text:p>
          </table:table-cell>
          <table:table-cell office:value-type="string" calcext:value-type="string">
            <text:p>Rancor back.png</text:p>
          </table:table-cell>
          <table:table-cell office:value-type="float" office:value="33504" calcext:value-type="float">
            <text:p>33504</text:p>
          </table:table-cell>
        </table:table-row>
        <table:table-row table:style-name="ro1">
          <table:table-cell table:formula="of:=[.A158]+1" office:value-type="float" office:value="159" calcext:value-type="float">
            <text:p>159</text:p>
          </table:table-cell>
          <table:table-cell office:value-type="string" calcext:value-type="string">
            <text:p>Rancor front.png</text:p>
          </table:table-cell>
          <table:table-cell office:value-type="float" office:value="33259" calcext:value-type="float">
            <text:p>33259</text:p>
          </table:table-cell>
        </table:table-row>
        <table:table-row table:style-name="ro1">
          <table:table-cell table:formula="of:=[.A159]+1" office:value-type="float" office:value="160" calcext:value-type="float">
            <text:p>160</text:p>
          </table:table-cell>
          <table:table-cell office:value-type="string" calcext:value-type="string">
            <text:p>Ravager back.png</text:p>
          </table:table-cell>
          <table:table-cell office:value-type="float" office:value="39061" calcext:value-type="float">
            <text:p>39061</text:p>
          </table:table-cell>
        </table:table-row>
        <table:table-row table:style-name="ro1">
          <table:table-cell table:formula="of:=[.A160]+1" office:value-type="float" office:value="161" calcext:value-type="float">
            <text:p>161</text:p>
          </table:table-cell>
          <table:table-cell office:value-type="string" calcext:value-type="string">
            <text:p>Ravager front.png</text:p>
          </table:table-cell>
          <table:table-cell office:value-type="float" office:value="38928" calcext:value-type="float">
            <text:p>38928</text:p>
          </table:table-cell>
        </table:table-row>
        <table:table-row table:style-name="ro1">
          <table:table-cell table:formula="of:=[.A161]+1" office:value-type="float" office:value="162" calcext:value-type="float">
            <text:p>162</text:p>
          </table:table-cell>
          <table:table-cell office:value-type="string" calcext:value-type="string">
            <text:p>Red control.png</text:p>
          </table:table-cell>
          <table:table-cell office:value-type="float" office:value="23337" calcext:value-type="float">
            <text:p>23337</text:p>
          </table:table-cell>
        </table:table-row>
        <table:table-row table:style-name="ro1">
          <table:table-cell table:formula="of:=[.A162]+1" office:value-type="float" office:value="163" calcext:value-type="float">
            <text:p>163</text:p>
          </table:table-cell>
          <table:table-cell office:value-type="string" calcext:value-type="string">
            <text:p>retire-button.png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table:formula="of:=[.A163]+1" office:value-type="float" office:value="164" calcext:value-type="float">
            <text:p>164</text:p>
          </table:table-cell>
          <table:table-cell office:value-type="string" calcext:value-type="string">
            <text:p>Sandbags.png</text:p>
          </table:table-cell>
          <table:table-cell office:value-type="float" office:value="35965" calcext:value-type="float">
            <text:p>35965</text:p>
          </table:table-cell>
        </table:table-row>
        <table:table-row table:style-name="ro1">
          <table:table-cell table:formula="of:=[.A164]+1" office:value-type="float" office:value="165" calcext:value-type="float">
            <text:p>165</text:p>
          </table:table-cell>
          <table:table-cell office:value-type="string" calcext:value-type="string">
            <text:p>Scourge back.png</text:p>
          </table:table-cell>
          <table:table-cell office:value-type="float" office:value="39521" calcext:value-type="float">
            <text:p>39521</text:p>
          </table:table-cell>
        </table:table-row>
        <table:table-row table:style-name="ro1">
          <table:table-cell table:formula="of:=[.A165]+1" office:value-type="float" office:value="166" calcext:value-type="float">
            <text:p>166</text:p>
          </table:table-cell>
          <table:table-cell office:value-type="string" calcext:value-type="string">
            <text:p>Scourge front.png</text:p>
          </table:table-cell>
          <table:table-cell office:value-type="float" office:value="40051" calcext:value-type="float">
            <text:p>40051</text:p>
          </table:table-cell>
        </table:table-row>
        <table:table-row table:style-name="ro1">
          <table:table-cell table:formula="of:=[.A166]+1" office:value-type="float" office:value="167" calcext:value-type="float">
            <text:p>167</text:p>
          </table:table-cell>
          <table:table-cell office:value-type="string" calcext:value-type="string">
            <text:p>screenshot-icon.png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table:formula="of:=[.A167]+1" office:value-type="float" office:value="168" calcext:value-type="float">
            <text:p>168</text:p>
          </table:table-cell>
          <table:table-cell office:value-type="string" calcext:value-type="string">
            <text:p>Scud front.png</text:p>
          </table:table-cell>
          <table:table-cell office:value-type="float" office:value="31797" calcext:value-type="float">
            <text:p>31797</text:p>
          </table:table-cell>
        </table:table-row>
        <table:table-row table:style-name="ro1">
          <table:table-cell table:formula="of:=[.A168]+1" office:value-type="float" office:value="169" calcext:value-type="float">
            <text:p>169</text:p>
          </table:table-cell>
          <table:table-cell office:value-type="string" calcext:value-type="string">
            <text:p>server-button.png</text:p>
          </table:table-cell>
          <table:table-cell office:value-type="float" office:value="4539" calcext:value-type="float">
            <text:p>4539</text:p>
          </table:table-cell>
        </table:table-row>
        <table:table-row table:style-name="ro1">
          <table:table-cell table:formula="of:=[.A169]+1" office:value-type="float" office:value="170" calcext:value-type="float">
            <text:p>170</text:p>
          </table:table-cell>
          <table:table-cell office:value-type="string" calcext:value-type="string">
            <text:p>SG2 Chit front.png</text:p>
          </table:table-cell>
          <table:table-cell office:value-type="float" office:value="17051" calcext:value-type="float">
            <text:p>17051</text:p>
          </table:table-cell>
        </table:table-row>
        <table:table-row table:style-name="ro1">
          <table:table-cell table:formula="of:=[.A170]+1" office:value-type="float" office:value="171" calcext:value-type="float">
            <text:p>171</text:p>
          </table:table-cell>
          <table:table-cell office:value-type="string" calcext:value-type="string">
            <text:p>SG2 Saucer back.png</text:p>
          </table:table-cell>
          <table:table-cell office:value-type="float" office:value="27748" calcext:value-type="float">
            <text:p>27748</text:p>
          </table:table-cell>
        </table:table-row>
        <table:table-row table:style-name="ro1">
          <table:table-cell table:formula="of:=[.A171]+1" office:value-type="float" office:value="172" calcext:value-type="float">
            <text:p>172</text:p>
          </table:table-cell>
          <table:table-cell office:value-type="string" calcext:value-type="string">
            <text:p>SG2 Saucer front.png</text:p>
          </table:table-cell>
          <table:table-cell office:value-type="float" office:value="29211" calcext:value-type="float">
            <text:p>29211</text:p>
          </table:table-cell>
        </table:table-row>
        <table:table-row table:style-name="ro1">
          <table:table-cell table:formula="of:=[.A172]+1" office:value-type="float" office:value="173" calcext:value-type="float">
            <text:p>173</text:p>
          </table:table-cell>
          <table:table-cell office:value-type="string" calcext:value-type="string">
            <text:p>Shaken.png</text:p>
          </table:table-cell>
          <table:table-cell office:value-type="float" office:value="28715" calcext:value-type="float">
            <text:p>28715</text:p>
          </table:table-cell>
        </table:table-row>
        <table:table-row table:style-name="ro1">
          <table:table-cell table:formula="of:=[.A173]+1" office:value-type="float" office:value="174" calcext:value-type="float">
            <text:p>174</text:p>
          </table:table-cell>
          <table:table-cell office:value-type="string" calcext:value-type="string">
            <text:p>Shellholes.png</text:p>
          </table:table-cell>
          <table:table-cell office:value-type="float" office:value="33239" calcext:value-type="float">
            <text:p>33239</text:p>
          </table:table-cell>
        </table:table-row>
        <table:table-row table:style-name="ro1">
          <table:table-cell table:formula="of:=[.A174]+1" office:value-type="float" office:value="175" calcext:value-type="float">
            <text:p>175</text:p>
          </table:table-cell>
          <table:table-cell office:value-type="string" calcext:value-type="string">
            <text:p>Smoke 3.png</text:p>
          </table:table-cell>
          <table:table-cell office:value-type="float" office:value="37560" calcext:value-type="float">
            <text:p>37560</text:p>
          </table:table-cell>
        </table:table-row>
        <table:table-row table:style-name="ro1">
          <table:table-cell table:formula="of:=[.A175]+1" office:value-type="float" office:value="176" calcext:value-type="float">
            <text:p>176</text:p>
          </table:table-cell>
          <table:table-cell office:value-type="string" calcext:value-type="string">
            <text:p>Smoke L1.png</text:p>
          </table:table-cell>
          <table:table-cell office:value-type="float" office:value="26445" calcext:value-type="float">
            <text:p>26445</text:p>
          </table:table-cell>
        </table:table-row>
        <table:table-row table:style-name="ro1">
          <table:table-cell table:formula="of:=[.A176]+1" office:value-type="float" office:value="177" calcext:value-type="float">
            <text:p>177</text:p>
          </table:table-cell>
          <table:table-cell office:value-type="string" calcext:value-type="string">
            <text:p>Smoke L2.png</text:p>
          </table:table-cell>
          <table:table-cell office:value-type="float" office:value="28500" calcext:value-type="float">
            <text:p>28500</text:p>
          </table:table-cell>
        </table:table-row>
        <table:table-row table:style-name="ro1">
          <table:table-cell table:formula="of:=[.A177]+1" office:value-type="float" office:value="178" calcext:value-type="float">
            <text:p>178</text:p>
          </table:table-cell>
          <table:table-cell office:value-type="string" calcext:value-type="string">
            <text:p>Splash.gif</text:p>
          </table:table-cell>
          <table:table-cell office:value-type="float" office:value="207761" calcext:value-type="float">
            <text:p>207761</text:p>
          </table:table-cell>
        </table:table-row>
        <table:table-row table:style-name="ro1">
          <table:table-cell table:formula="of:=[.A178]+1" office:value-type="float" office:value="179" calcext:value-type="float">
            <text:p>179</text:p>
          </table:table-cell>
          <table:table-cell office:value-type="string" calcext:value-type="string">
            <text:p>Stuka front.png</text:p>
          </table:table-cell>
          <table:table-cell office:value-type="float" office:value="25546" calcext:value-type="float">
            <text:p>25546</text:p>
          </table:table-cell>
        </table:table-row>
        <table:table-row table:style-name="ro1">
          <table:table-cell table:formula="of:=[.A179]+1" office:value-type="float" office:value="180" calcext:value-type="float">
            <text:p>180</text:p>
          </table:table-cell>
          <table:table-cell office:value-type="string" calcext:value-type="string">
            <text:p>Turn.png</text:p>
          </table:table-cell>
          <table:table-cell office:value-type="float" office:value="27109" calcext:value-type="float">
            <text:p>27109</text:p>
          </table:table-cell>
        </table:table-row>
        <table:table-row table:style-name="ro1">
          <table:table-cell table:formula="of:=[.A180]+1" office:value-type="float" office:value="181" calcext:value-type="float">
            <text:p>181</text:p>
          </table:table-cell>
          <table:table-cell office:value-type="string" calcext:value-type="string">
            <text:p>undo.png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table:formula="of:=[.A181]+1" office:value-type="float" office:value="182" calcext:value-type="float">
            <text:p>182</text:p>
          </table:table-cell>
          <table:table-cell office:value-type="string" calcext:value-type="string">
            <text:p>V2 front.png</text:p>
          </table:table-cell>
          <table:table-cell office:value-type="float" office:value="24995" calcext:value-type="float">
            <text:p>24995</text:p>
          </table:table-cell>
        </table:table-row>
        <table:table-row table:style-name="ro1">
          <table:table-cell table:formula="of:=[.A182]+1" office:value-type="float" office:value="183" calcext:value-type="float">
            <text:p>183</text:p>
          </table:table-cell>
          <table:table-cell office:value-type="string" calcext:value-type="string">
            <text:p>Vehicle Crew.png</text:p>
          </table:table-cell>
          <table:table-cell office:value-type="float" office:value="37334" calcext:value-type="float">
            <text:p>37334</text:p>
          </table:table-cell>
        </table:table-row>
        <table:table-row table:style-name="ro1">
          <table:table-cell table:formula="of:=[.A183]+1" office:value-type="float" office:value="184" calcext:value-type="float">
            <text:p>184</text:p>
          </table:table-cell>
          <table:table-cell office:value-type="string" calcext:value-type="string">
            <text:p>Vympel Chit front.png</text:p>
          </table:table-cell>
          <table:table-cell office:value-type="float" office:value="26595" calcext:value-type="float">
            <text:p>26595</text:p>
          </table:table-cell>
        </table:table-row>
        <table:table-row table:style-name="ro1">
          <table:table-cell table:formula="of:=[.A184]+1" office:value-type="float" office:value="185" calcext:value-type="float">
            <text:p>185</text:p>
          </table:table-cell>
          <table:table-cell office:value-type="string" calcext:value-type="string">
            <text:p>Vympel Co back.png</text:p>
          </table:table-cell>
          <table:table-cell office:value-type="float" office:value="41567" calcext:value-type="float">
            <text:p>41567</text:p>
          </table:table-cell>
        </table:table-row>
        <table:table-row table:style-name="ro1">
          <table:table-cell table:formula="of:=[.A185]+1" office:value-type="float" office:value="186" calcext:value-type="float">
            <text:p>186</text:p>
          </table:table-cell>
          <table:table-cell office:value-type="string" calcext:value-type="string">
            <text:p>Vympel Co front.png</text:p>
          </table:table-cell>
          <table:table-cell office:value-type="float" office:value="42092" calcext:value-type="float">
            <text:p>42092</text:p>
          </table:table-cell>
        </table:table-row>
        <table:table-row table:style-name="ro1">
          <table:table-cell table:formula="of:=[.A186]+1" office:value-type="float" office:value="187" calcext:value-type="float">
            <text:p>187</text:p>
          </table:table-cell>
          <table:table-cell office:value-type="string" calcext:value-type="string">
            <text:p>Vympel Spetsnaz back.png</text:p>
          </table:table-cell>
          <table:table-cell office:value-type="float" office:value="40905" calcext:value-type="float">
            <text:p>40905</text:p>
          </table:table-cell>
        </table:table-row>
        <table:table-row table:style-name="ro1">
          <table:table-cell table:formula="of:=[.A187]+1" office:value-type="float" office:value="188" calcext:value-type="float">
            <text:p>188</text:p>
          </table:table-cell>
          <table:table-cell office:value-type="string" calcext:value-type="string">
            <text:p>Vympel Spetsnaz front.png</text:p>
          </table:table-cell>
          <table:table-cell office:value-type="float" office:value="40715" calcext:value-type="float">
            <text:p>40715</text:p>
          </table:table-cell>
        </table:table-row>
        <table:table-row table:style-name="ro1">
          <table:table-cell table:formula="of:=[.A188]+1" office:value-type="float" office:value="189" calcext:value-type="float">
            <text:p>189</text:p>
          </table:table-cell>
          <table:table-cell office:value-type="string" calcext:value-type="string">
            <text:p>Wreck.png</text:p>
          </table:table-cell>
          <table:table-cell office:value-type="float" office:value="32558" calcext:value-type="float">
            <text:p>32558</text:p>
          </table:table-cell>
        </table:table-row>
        <table:table-row table:style-name="ro1">
          <table:table-cell table:formula="of:=[.A189]+1" office:value-type="float" office:value="190" calcext:value-type="float">
            <text:p>190</text:p>
          </table:table-cell>
          <table:table-cell office:value-type="string" calcext:value-type="string">
            <text:p>XM134 front.png</text:p>
          </table:table-cell>
          <table:table-cell office:value-type="float" office:value="34350" calcext:value-type="float">
            <text:p>34350</text:p>
          </table:table-cell>
        </table:table-row>
        <table:table-row table:style-name="ro1">
          <table:table-cell table:formula="of:=[.A190]+1" office:value-type="float" office:value="191" calcext:value-type="float">
            <text:p>191</text:p>
          </table:table-cell>
          <table:table-cell office:value-type="string" calcext:value-type="string">
            <text:p>Zealots back.png</text:p>
          </table:table-cell>
          <table:table-cell office:value-type="float" office:value="36181" calcext:value-type="float">
            <text:p>36181</text:p>
          </table:table-cell>
        </table:table-row>
        <table:table-row table:style-name="ro1">
          <table:table-cell table:formula="of:=[.A191]+1" office:value-type="float" office:value="192" calcext:value-type="float">
            <text:p>192</text:p>
          </table:table-cell>
          <table:table-cell office:value-type="string" calcext:value-type="string">
            <text:p>Zealots front.png</text:p>
          </table:table-cell>
          <table:table-cell office:value-type="float" office:value="35928" calcext:value-type="float">
            <text:p>35928</text:p>
          </table:table-cell>
        </table:table-row>
        <table:table-row table:style-name="ro1">
          <table:table-cell table:formula="of:=[.A192]+1" office:value-type="float" office:value="193" calcext:value-type="float">
            <text:p>193</text:p>
          </table:table-cell>
          <table:table-cell office:value-type="string" calcext:value-type="string">
            <text:p>ZSU23 back.png</text:p>
          </table:table-cell>
          <table:table-cell office:value-type="float" office:value="32363" calcext:value-type="float">
            <text:p>32363</text:p>
          </table:table-cell>
        </table:table-row>
        <table:table-row table:style-name="ro1">
          <table:table-cell table:formula="of:=[.A193]+1" office:value-type="float" office:value="194" calcext:value-type="float">
            <text:p>194</text:p>
          </table:table-cell>
          <table:table-cell office:value-type="string" calcext:value-type="string">
            <text:p>ZSU23 front.png</text:p>
          </table:table-cell>
          <table:table-cell office:value-type="float" office:value="32300" calcext:value-type="float">
            <text:p>32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1:37:26.817368842</dc:date>
    <meta:editing-duration>PT3M8S</meta:editing-duration>
    <meta:editing-cycles>1</meta:editing-cycles>
    <meta:document-statistic meta:table-count="1" meta:cell-count="582" meta:object-count="0"/>
    <meta:generator>LibreOffice/7.3.7.2$Linux_X86_64 LibreOffice_project/30$Build-2</meta:generator>
  </office:meta>
</office:document-meta>
</file>